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17000009D3000006CF583DEFB6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1pt"/>
    </style:style>
    <style:style style:name="P2" style:family="paragraph" style:parent-style-name="Text_20_body">
      <style:paragraph-properties fo:line-height="150%"/>
      <style:text-properties style:font-name="Arial1" fo:font-size="11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style:letter-kerning="true" style:font-size-asian="12pt" style:language-asian="pt" style:country-asian="BR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normal" style:letter-kerning="true" style:font-size-asian="12pt" style:language-asian="pt" style:country-asian="BR" style:font-weight-asian="normal" style:font-size-complex="12pt" style:font-weight-complex="normal"/>
    </style:style>
    <style:style style:name="T1" style:family="text">
      <style:text-properties style:font-name="Times New Roman" fo:font-size="12pt" fo:language="pt" fo:country="BR" style:letter-kerning="true" style:font-size-asian="12pt" style:language-asian="pt" style:country-asian="BR" style:font-size-complex="12pt"/>
    </style:style>
    <style:style style:name="T2" style:family="text">
      <style:text-properties style:font-name="Times New Roman" fo:font-size="12pt" fo:language="pt" fo:country="BR" fo:font-weight="bold" style:letter-kerning="true" style:font-size-asian="12pt" style:language-asian="pt" style:country-asian="BR" style:font-weight-asian="bold" style:font-size-complex="12pt" style:font-weight-complex="bold"/>
    </style:style>
    <style:style style:name="T3" style:family="text">
      <style:text-properties style:font-name="Times New Roman" fo:font-size="12pt" fo:language="pt" fo:country="BR" fo:font-weight="normal" style:letter-kerning="true" style:font-size-asian="12pt" style:language-asian="pt" style:country-asian="BR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8">Aquisição de Ferramentas</text:p>
      <text:p text:style-name="P7"/>
      <text:p text:style-name="P7"/>
      <text:p text:style-name="P7"/>
      <text:p text:style-name="P4"><text:span text:style-name="T2">Nome da Ferramenta: </text:span><text:span text:style-name="T1">Redmine <text:s/></text:span></text:p>
      <text:p text:style-name="P4"><text:span text:style-name="T2">Versão: </text:span><text:span text:style-name="T3">2.1.2</text:span></text:p>
      <text:p text:style-name="P4"><text:span text:style-name="T2">Gênero: </text:span><text:span text:style-name="T3">Gerência de Projetos</text:span></text:p>
      <text:p text:style-name="P5"><text:span text:style-name="T1">Sistema Operacional: </text:span><text:span text:style-name="T3">Multiplataforma</text:span></text:p>
      <text:p text:style-name="P5"><text:span text:style-name="T1">Licença:</text:span><text:span text:style-name="T3"> GNU General Public License</text:span></text:p>
      <text:p text:style-name="P4"><text:span text:style-name="T2">Onde adquirir: </text:span><text:a xlink:type="simple" xlink:href="http://www.redmine.org/"><text:span text:style-name="T3">http://www.redmine.org/</text:span></text:a></text:p>
      <text:p text:style-name="P5"><text:span text:style-name="T1">Custo Financeiro: </text:span><text:span text:style-name="T3">nenhum</text:span></text:p>
      <text:p text:style-name="P5"><text:span text:style-name="T1">Requerente: </text:span><text:span text:style-name="T3">Expedito Pereira dos Santos</text:span></text:p>
      <text:p text:style-name="P5"><text:span text:style-name="T1">Contato: </text:span><text:span text:style-name="T3">expedito@engenhariadesoftware.inf.br</text:span></text:p>
      <text:p text:style-name="P9"/>
      <text:p text:style-name="P9"/>
      <text:p text:style-name="P9"/>
      <text:p text:style-name="P5"/>
      <text:p text:style-name="P4"><text:span text:style-name="T2">Justificativa: </text:span><text:span text:style-name="T3">A Fábrica de Software utiliza o Google Code como ferramenta de execução de projetos, porém esta é uma ferramente mais voltada à parte de desenvolvimento, ficando aquém das necessidades da gerência de projetos em um projeto de desenvolvimento de software. Para que o projeto seja melhor gerenciado e por conseguinte, melhor executado, solicitamos que seja integrado ao ambiente da Fábrica de Software a ferramenta Redmine, que é uma software livre, de gerenciamento de projetos, que atende às necessidades da Fábrica de software e não possui nenhum custo financei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.282cm" fo:line-height="106%" fo:text-align="start" style:justify-single-word="false" fo:text-indent="0cm" style:auto-text-indent="false" style:text-autospace="none" style:punctuation-wrap="simple" style:vertical-align="baseline"/>
      <style:text-properties fo:color="#000000" style:font-name="Arial" fo:font-size="11pt" fo:language="pt" fo:country="BR" style:letter-kerning="true" style:font-name-asian="Arial" style:font-size-asian="11pt" style:language-asian="pt" style:country-asian="BR" style:font-name-complex="Arial" style:font-size-complex="11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50%"/>
      <style:text-properties style:font-name="Arial1" fo:font-size="11pt"/>
    </style:style>
    <style:style style:name="MP2" style:family="paragraph" style:parent-style-name="Text_20_body">
      <style:text-properties style:font-name="Arial1" fo:font-size="11pt"/>
    </style:style>
    <style:style style:name="MP3" style:family="paragraph" style:parent-style-name="Text_20_body">
      <style:paragraph-properties fo:text-align="justify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85cm" svg:y="0.056cm" svg:width="2.515cm" svg:height="1.743cm" draw:z-index="0"><draw:image xlink:href="Pictures/20000017000009D3000006CF583DEFB6.svm" xlink:type="simple" xlink:show="embed" xlink:actuate="onLoad"/></draw:frame>Fábrica de Software – Instituto de Informática – Universidade Federal de Goiás</text:p>
        <text:p text:style-name="MP2">Sistema de Gestão Bibliográfica</text:p>
        <text:p text:style-name="MP3">SGB_GCA_Aquisição de Ferramentas.odt</text:p>
        <text:p text:style-name="Header"/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43:25.94</meta:creation-date>
    <dc:date>2012-10-26T18:53:30.60</dc:date>
    <meta:editing-duration>PT3M9S</meta:editing-duration>
    <meta:editing-cycles>2</meta:editing-cycles>
    <meta:generator>LibreOffice/3.4$Win32 LibreOffice_project/340m1$Build-502</meta:generator>
    <meta:document-statistic meta:table-count="0" meta:image-count="1" meta:object-count="0" meta:page-count="1" meta:paragraph-count="14" meta:word-count="142" meta:character-count="1036" meta:non-whitespace-character-count="906"/>
    <meta:user-defined meta:name="Informações 1"/>
    <meta:user-defined meta:name="Informações 2"/>
    <meta:user-defined meta:name="Informações 3"/>
    <meta:user-defined meta:name="Informações 4"/>
  </office:meta>
</office:document-meta>
</file>